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25-05-22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24-12-11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24-06-06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1736" calcext:value-type="float">
            <text:p>45.1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24-06-06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928" calcext:value-type="float">
            <text:p>45.1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23-12-07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23-06-08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22-11-17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22-06-09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21-12-01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0296" calcext:value-type="float">
            <text:p>45.0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21-09-02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21-04-01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20-07-0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19-11-07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65136" calcext:value-type="float">
            <text:p>45.6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19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18-11-21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3152" calcext:value-type="float">
            <text:p>45.7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18-06-21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17-12-14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17-06-22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16-10-19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3104" calcext:value-type="float">
            <text:p>46.9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16-04-20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15-10-15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15-04-29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4384" calcext:value-type="float">
            <text:p>45.7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14-11-07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4552" calcext:value-type="float">
            <text:p>45.5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14-04-2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13-10-30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8408" calcext:value-type="float">
            <text:p>46.6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13-08-28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252" calcext:value-type="float">
            <text:p>46.8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13-05-0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8968" calcext:value-type="float">
            <text:p>47.3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12-10-17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12-04-2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1952" calcext:value-type="float">
            <text:p>47.6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11-09-30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03536" calcext:value-type="float">
            <text:p>48.1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11-07-08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0304" calcext:value-type="float">
            <text:p>47.3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11-05-1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41536" calcext:value-type="float">
            <text:p>47.3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11-03-10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4648" calcext:value-type="float">
            <text:p>47.0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11-01-06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10-09-1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10-07-2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9512" calcext:value-type="float">
            <text:p>47.1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10-05-26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2872" calcext:value-type="float">
            <text:p>47.3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10-03-2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5608" calcext:value-type="float">
            <text:p>47.1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10-01-07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9-10-2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9-08-1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9-06-25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9-04-3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9-02-11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8-12-1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8-10-22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2248" calcext:value-type="float">
            <text:p>46.9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8-08-20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05416" calcext:value-type="float">
            <text:p>47.9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8-06-12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2016" calcext:value-type="float">
            <text:p>47.3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8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8-02-13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7528" calcext:value-type="float">
            <text:p>47.2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7-12-1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9968" calcext:value-type="float">
            <text:p>47.7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7-10-2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8128" calcext:value-type="float">
            <text:p>48.2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7-08-16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9296" calcext:value-type="float">
            <text:p>48.4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7-06-20 0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892" calcext:value-type="float">
            <text:p>48.5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7-04-11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8544" calcext:value-type="float">
            <text:p>48.5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7-02-08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1048" calcext:value-type="float">
            <text:p>48.7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6-12-06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7496" calcext:value-type="float">
            <text:p>49.3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6-08-0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5072" calcext:value-type="float">
            <text:p>49.7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6-06-15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6-04-0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8976" calcext:value-type="float">
            <text:p>49.7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6-02-0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7776" calcext:value-type="float">
            <text:p>51.5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5-12-0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8816" calcext:value-type="float">
            <text:p>52.2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5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1344" calcext:value-type="float">
            <text:p>51.9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5-08-05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5-06-02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3032" calcext:value-type="float">
            <text:p>52.4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5-04-1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3096" calcext:value-type="float">
            <text:p>52.2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5-03-01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0424" calcext:value-type="float">
            <text:p>52.1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4-12-0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4-10-13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8232" calcext:value-type="float">
            <text:p>52.1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4-08-1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8608" calcext:value-type="float">
            <text:p>52.1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4-06-09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4-04-21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18464" calcext:value-type="float">
            <text:p>51.7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4-02-1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4-01-0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3-10-09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3-08-2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3-06-0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4896" calcext:value-type="float">
            <text:p>51.3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3-04-0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3-02-05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5336" calcext:value-type="float">
            <text:p>51.0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2-12-12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2-10-2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78256" calcext:value-type="float">
            <text:p>51.5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2-08-21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2-06-0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3856" calcext:value-type="float">
            <text:p>50.6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2-04-1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8136" calcext:value-type="float">
            <text:p>50.6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2-02-2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8552" calcext:value-type="float">
            <text:p>50.8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1-12-1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8912" calcext:value-type="float">
            <text:p>49.9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1-10-1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1-08-0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4336" calcext:value-type="float">
            <text:p>50.6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1-06-0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1-04-06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1-03-0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5592" calcext:value-type="float">
            <text:p>50.0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0-12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2672" calcext:value-type="float">
            <text:p>49.5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0-10-1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0-08-0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82528" calcext:value-type="float">
            <text:p>49.1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0-06-1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4512" calcext:value-type="float">
            <text:p>49.0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0-04-1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5312" calcext:value-type="float">
            <text:p>47.8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2000-02-1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61576" calcext:value-type="float">
            <text:p>47.6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9-12-0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0864" calcext:value-type="float">
            <text:p>48.0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9-10-2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268" calcext:value-type="float">
            <text:p>48.1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9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7128" calcext:value-type="float">
            <text:p>47.8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9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2888" calcext:value-type="float">
            <text:p>48.2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4392" calcext:value-type="float">
            <text:p>48.0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3952" calcext:value-type="float">
            <text:p>48.3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2888" calcext:value-type="float">
            <text:p>48.2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8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9048" calcext:value-type="float">
            <text:p>48.0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1912" calcext:value-type="float">
            <text:p>47.3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8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2688" calcext:value-type="float">
            <text:p>46.6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7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7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7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7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42248" calcext:value-type="float">
            <text:p>46.9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7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2728" calcext:value-type="float">
            <text:p>46.9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6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7448" calcext:value-type="float">
            <text:p>46.6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1016" calcext:value-type="float">
            <text:p>46.9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9928" calcext:value-type="float">
            <text:p>47.4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6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73896" calcext:value-type="float">
            <text:p>47.1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5792" calcext:value-type="float">
            <text:p>47.8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6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9216" calcext:value-type="float">
            <text:p>47.8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83496" calcext:value-type="float">
            <text:p>47.7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5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8944" calcext:value-type="float">
            <text:p>47.9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5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9488" calcext:value-type="float">
            <text:p>47.7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6296" calcext:value-type="float">
            <text:p>47.3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4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5208" calcext:value-type="float">
            <text:p>47.7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4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4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4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06128" calcext:value-type="float">
            <text:p>47.5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4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7696" calcext:value-type="float">
            <text:p>47.0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4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46592" calcext:value-type="float">
            <text:p>46.6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4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6528" calcext:value-type="float">
            <text:p>46.8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5736" calcext:value-type="float">
            <text:p>46.6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18448" calcext:value-type="float">
            <text:p>47.0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3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9456" calcext:value-type="float">
            <text:p>45.9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3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3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92896" calcext:value-type="float">
            <text:p>46.7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2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2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9304" calcext:value-type="float">
            <text:p>47.0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2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0952" calcext:value-type="float">
            <text:p>47.2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2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5444" calcext:value-type="float">
            <text:p>46.9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7156" calcext:value-type="float">
            <text:p>46.7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10016" calcext:value-type="float">
            <text:p>46.6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44128" calcext:value-type="float">
            <text:p>46.7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1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1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1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1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1648" calcext:value-type="float">
            <text:p>45.9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0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5616" calcext:value-type="float">
            <text:p>45.6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6512" calcext:value-type="float">
            <text:p>46.0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7144" calcext:value-type="float">
            <text:p>44.9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7496" calcext:value-type="float">
            <text:p>45.4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9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7328" calcext:value-type="float">
            <text:p>45.6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9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7392" calcext:value-type="float">
            <text:p>45.4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9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8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7752" calcext:value-type="float">
            <text:p>44.4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9688" calcext:value-type="float">
            <text:p>45.5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996" calcext:value-type="float">
            <text:p>45.3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8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8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8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5304" calcext:value-type="float">
            <text:p>45.4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7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7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7056" calcext:value-type="float">
            <text:p>45.7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3528" calcext:value-type="float">
            <text:p>45.7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1232" calcext:value-type="float">
            <text:p>45.6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7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8664" calcext:value-type="float">
            <text:p>45.6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6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6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6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6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6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6784" calcext:value-type="float">
            <text:p>45.8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5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7392" calcext:value-type="float">
            <text:p>45.4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5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5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9264" calcext:value-type="float">
            <text:p>46.6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5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4904" calcext:value-type="float">
            <text:p>46.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4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4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5104" calcext:value-type="float">
            <text:p>43.8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3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1848" calcext:value-type="float">
            <text:p>43.7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3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1368" calcext:value-type="float">
            <text:p>43.7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3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7944" calcext:value-type="float">
            <text:p>43.7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3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596" calcext:value-type="float">
            <text:p>43.8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7832" calcext:value-type="float">
            <text:p>45.1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3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2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6128" calcext:value-type="float">
            <text:p>43.6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2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464" calcext:value-type="float">
            <text:p>44.0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2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2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1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7832" calcext:value-type="float">
            <text:p>45.1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1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7144" calcext:value-type="float">
            <text:p>44.9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4408" calcext:value-type="float">
            <text:p>45.1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1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0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0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3864" calcext:value-type="float">
            <text:p>45.3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2704" calcext:value-type="float">
            <text:p>47.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0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7144" calcext:value-type="float">
            <text:p>44.9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8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11768" calcext:value-type="float">
            <text:p>46.9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7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79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79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7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9624" calcext:value-type="float">
            <text:p>45.7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79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57744" calcext:value-type="float">
            <text:p>45.9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7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7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79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78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7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4216" calcext:value-type="float">
            <text:p>45.9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78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7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596" calcext:value-type="float">
            <text:p>47.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7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78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78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78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77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7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2576" calcext:value-type="float">
            <text:p>48.0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77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7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7048" calcext:value-type="float">
            <text:p>47.2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77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7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2696" calcext:value-type="float">
            <text:p>45.1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77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90688" calcext:value-type="float">
            <text:p>45.8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76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7336" calcext:value-type="float">
            <text:p>48.0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76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76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354159205602</text:p>
          </table:table-cell>
          <table:table-cell office:value-type="string" calcext:value-type="string">
            <text:p>2-0320-03 Nonou W-B, Kauai, HI</text:p>
          </table:table-cell>
          <table:table-cell office:value-type="string" calcext:value-type="string">
            <text:p>197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4136" calcext:value-type="float">
            <text:p>41.4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96" meta:object-count="0"/>
    <meta:user-defined meta:name="AppVersion">3.0</meta:user-defined>
  </office:meta>
</office:document-meta>
</file>